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00006a" officeooo:paragraph-rsid="0000006a"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097557"/>
    </style:style>
    <style:style style:name="T3" style:family="text">
      <style:text-properties officeooo:rsid="000a84b6"/>
    </style:style>
    <style:style style:name="T4" style:family="text">
      <style:text-properties officeooo:rsid="000c4d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RELATED LITERATURE</text:p>
      <text:p text:style-name="P1"/>
      <text:p text:style-name="P2"><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2"/>
      <text:p text:style-name="P2"><text:tab/>Internet users from 2015 to 2016 had increased with an estimated 43.4% of the world population to 46.1% <text:span text:style-name="T1">\cite{internet_live_stats_2016}</text:span>.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2"/>
      <text:p text:style-name="P2"><text:tab/>To fix the problem, bandwidth management takes place. Instead of paying for an increase in bandwidth for a temporary fix <text:span text:style-name="T1">\cite{communication_news_2001}</text:span>, bandwidth management aims to properly allocate the already existing bandwidth size as effectively and as efficiently as possible.</text:p>
      <text:p text:style-name="P2"/>
      <text:p text:style-name="P2"><text:tab/>Before packets are received by the destination address, they first arrive in packet switches. These packet switches are in charge of queueing the packets and forwarding them eventually to the <text:soft-page-break/>destination <text:span text:style-name="T1">\cite{comer_1999}</text:span>. Th<text:span text:style-name="T4">u</text:span>s enters the scheduling algorithms used to identify which packets must be distr<text:span text:style-name="T2">i</text:span>buted first to the computers in the network.</text:p>
      <text:p text:style-name="P2"/>
      <text:p text:style-name="P2"><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1">\cite[Chapter~5]{cisco_2008}</text:span>. An early traffic classification technique <text:span text:style-name="T1">\cite{schneider_1996}</text:span> made use of port numbers, which worked best for well-known or reserved ports. The other method for classifcation uses statistical analysis of traffic behavior <text:span text:style-name="T1">\cite[Chapter~5]{cisco_2008}</text:span>.</text:p>
      <text:p text:style-name="P2"/>
      <text:p text:style-name="P2"><text:tab/>A proposed priority packet scheduling algorithm <text:span text:style-name="T1">\cite{karim_2012}</text:span> made use of three priority queues that gave importance to real-time traffic (priority 1) over non-real time traffic (priorities 2 and 3). Its result suggested of a better performance opposed to FCFS and multi-level queue scheduler algorithms.</text:p>
      <text:p text:style-name="P2"/>
      <text:p text:style-name="P2"><text:tab/>From a different study, packet scheduling algorithms using fair queueing and two additional variants were simulated to compare the delay. It showed that WFQ and Self Clock Fair Queueing (SCFQ) experienced a linear delay, whereas the Worst Case Weighted Fair Queueing (WF2Q) share the output link <text:span text:style-name="T1">\cite{muhilan_2013}</text:span>.</text:p>
      <text:p text:style-name="P2"/>
      <text:p text:style-name="P2">The aforementioned studies inspired and influenced this study, which shall use traffic data classified by protocol as input for the simulations of FIFO, PQ, and WFQ scheduling algorit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5T12:48:28.050599355</dc:date>
    <meta:editing-duration>PT55M5S</meta:editing-duration>
    <meta:editing-cycles>13</meta:editing-cycles>
    <meta:generator>LibreOffice/5.1.6.2$Linux_X86_64 LibreOffice_project/10m0$Build-2</meta:generator>
    <meta:document-statistic meta:table-count="0" meta:image-count="0" meta:object-count="0" meta:page-count="2" meta:paragraph-count="9" meta:word-count="500" meta:character-count="3453" meta:non-whitespace-character-count="2955"/>
  </office:meta>
</office:document-meta>
</file>